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205cm" table:align="center" style:writing-mode="lr-tb"/>
    </style:style>
    <style:style style:name="Tabla2.A" style:family="table-column">
      <style:table-column-properties style:column-width="4.279cm"/>
    </style:style>
    <style:style style:name="Tabla2.B" style:family="table-column">
      <style:table-column-properties style:column-width="12.92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B5" style:family="table-cell" style:data-style-name="N37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" style:family="table">
      <style:table-properties style:width="17.205cm" table:align="center" style:writing-mode="lr-tb"/>
    </style:style>
    <style:style style:name="Tabla7.A" style:family="table-column">
      <style:table-column-properties style:column-width="4.279cm"/>
    </style:style>
    <style:style style:name="Tabla7.B" style:family="table-column">
      <style:table-column-properties style:column-width="8.553cm"/>
    </style:style>
    <style:style style:name="Tabla7.C" style:family="table-column">
      <style:table-column-properties style:column-width="1.884cm"/>
    </style:style>
    <style:style style:name="Tabla7.D" style:family="table-column">
      <style:table-column-properties style:column-width="2.48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" style:family="table">
      <style:table-properties style:width="17.205cm" table:align="center" style:writing-mode="lr-tb"/>
    </style:style>
    <style:style style:name="Tabla8.A" style:family="table-column">
      <style:table-column-properties style:column-width="4.279cm"/>
    </style:style>
    <style:style style:name="Tabla8.B" style:family="table-column">
      <style:table-column-properties style:column-width="8.553cm"/>
    </style:style>
    <style:style style:name="Tabla8.C" style:family="table-column">
      <style:table-column-properties style:column-width="1.884cm"/>
    </style:style>
    <style:style style:name="Tabla8.D" style:family="table-column">
      <style:table-column-properties style:column-width="2.48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" style:family="table">
      <style:table-properties style:width="17.205cm" table:align="center" style:writing-mode="lr-tb"/>
    </style:style>
    <style:style style:name="Tabla9.A" style:family="table-column">
      <style:table-column-properties style:column-width="4.279cm"/>
    </style:style>
    <style:style style:name="Tabla9.B" style:family="table-column">
      <style:table-column-properties style:column-width="8.553cm"/>
    </style:style>
    <style:style style:name="Tabla9.C" style:family="table-column">
      <style:table-column-properties style:column-width="1.884cm"/>
    </style:style>
    <style:style style:name="Tabla9.D" style:family="table-column">
      <style:table-column-properties style:column-width="2.489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" style:family="table">
      <style:table-properties style:width="17.205cm" table:align="center" style:writing-mode="lr-tb"/>
    </style:style>
    <style:style style:name="Tabla10.A" style:family="table-column">
      <style:table-column-properties style:column-width="4.279cm"/>
    </style:style>
    <style:style style:name="Tabla10.B" style:family="table-column">
      <style:table-column-properties style:column-width="8.553cm"/>
    </style:style>
    <style:style style:name="Tabla10.C" style:family="table-column">
      <style:table-column-properties style:column-width="1.884cm"/>
    </style:style>
    <style:style style:name="Tabla10.D" style:family="table-column">
      <style:table-column-properties style:column-width="2.489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" style:family="table">
      <style:table-properties style:width="17.205cm" table:align="center" style:writing-mode="lr-tb"/>
    </style:style>
    <style:style style:name="Tabla11.A" style:family="table-column">
      <style:table-column-properties style:column-width="4.279cm"/>
    </style:style>
    <style:style style:name="Tabla11.B" style:family="table-column">
      <style:table-column-properties style:column-width="8.553cm"/>
    </style:style>
    <style:style style:name="Tabla11.C" style:family="table-column">
      <style:table-column-properties style:column-width="1.884cm"/>
    </style:style>
    <style:style style:name="Tabla11.D" style:family="table-column">
      <style:table-column-properties style:column-width="2.489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" style:family="table">
      <style:table-properties style:width="17.205cm" table:align="center" style:writing-mode="lr-tb"/>
    </style:style>
    <style:style style:name="Tabla12.A" style:family="table-column">
      <style:table-column-properties style:column-width="4.279cm"/>
    </style:style>
    <style:style style:name="Tabla12.B" style:family="table-column">
      <style:table-column-properties style:column-width="8.553cm"/>
    </style:style>
    <style:style style:name="Tabla12.C" style:family="table-column">
      <style:table-column-properties style:column-width="1.884cm"/>
    </style:style>
    <style:style style:name="Tabla12.D" style:family="table-column">
      <style:table-column-properties style:column-width="2.489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" style:family="table">
      <style:table-properties style:width="17.205cm" table:align="center" style:writing-mode="lr-tb"/>
    </style:style>
    <style:style style:name="Tabla13.A" style:family="table-column">
      <style:table-column-properties style:column-width="4.279cm"/>
    </style:style>
    <style:style style:name="Tabla13.B" style:family="table-column">
      <style:table-column-properties style:column-width="8.553cm"/>
    </style:style>
    <style:style style:name="Tabla13.C" style:family="table-column">
      <style:table-column-properties style:column-width="1.884cm"/>
    </style:style>
    <style:style style:name="Tabla13.D" style:family="table-column">
      <style:table-column-properties style:column-width="2.48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" style:family="table">
      <style:table-properties style:width="17.205cm" table:align="center" style:writing-mode="lr-tb"/>
    </style:style>
    <style:style style:name="Tabla14.A" style:family="table-column">
      <style:table-column-properties style:column-width="4.279cm"/>
    </style:style>
    <style:style style:name="Tabla14.B" style:family="table-column">
      <style:table-column-properties style:column-width="8.553cm"/>
    </style:style>
    <style:style style:name="Tabla14.C" style:family="table-column">
      <style:table-column-properties style:column-width="1.884cm"/>
    </style:style>
    <style:style style:name="Tabla14.D" style:family="table-column">
      <style:table-column-properties style:column-width="2.489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6" style:family="table-row">
      <style:table-row-properties style:min-row-height="0.355cm" style:keep-together="true" fo:keep-together="auto"/>
    </style:style>
    <style:style style:name="Tabla15" style:family="table">
      <style:table-properties style:width="17.205cm" table:align="center" style:writing-mode="lr-tb"/>
    </style:style>
    <style:style style:name="Tabla15.A" style:family="table-column">
      <style:table-column-properties style:column-width="4.279cm"/>
    </style:style>
    <style:style style:name="Tabla15.B" style:family="table-column">
      <style:table-column-properties style:column-width="8.553cm"/>
    </style:style>
    <style:style style:name="Tabla15.C" style:family="table-column">
      <style:table-column-properties style:column-width="1.884cm"/>
    </style:style>
    <style:style style:name="Tabla15.D" style:family="table-column">
      <style:table-column-properties style:column-width="2.48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6" style:family="table-row">
      <style:table-row-properties style:min-row-height="0.355cm" style:keep-together="true" fo:keep-together="auto"/>
    </style:style>
    <style:style style:name="Tabla16" style:family="table">
      <style:table-properties style:width="17.205cm" table:align="center" style:writing-mode="lr-tb"/>
    </style:style>
    <style:style style:name="Tabla16.A" style:family="table-column">
      <style:table-column-properties style:column-width="4.279cm"/>
    </style:style>
    <style:style style:name="Tabla16.B" style:family="table-column">
      <style:table-column-properties style:column-width="8.553cm"/>
    </style:style>
    <style:style style:name="Tabla16.C" style:family="table-column">
      <style:table-column-properties style:column-width="1.884cm"/>
    </style:style>
    <style:style style:name="Tabla16.D" style:family="table-column">
      <style:table-column-properties style:column-width="2.489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6" style:family="table-row">
      <style:table-row-properties style:min-row-height="0.355cm" style:keep-together="true" fo:keep-together="auto"/>
    </style:style>
    <style:style style:name="Tabla17" style:family="table">
      <style:table-properties style:width="17.205cm" table:align="center" style:writing-mode="lr-tb"/>
    </style:style>
    <style:style style:name="Tabla17.A" style:family="table-column">
      <style:table-column-properties style:column-width="4.279cm"/>
    </style:style>
    <style:style style:name="Tabla17.B" style:family="table-column">
      <style:table-column-properties style:column-width="8.553cm"/>
    </style:style>
    <style:style style:name="Tabla17.C" style:family="table-column">
      <style:table-column-properties style:column-width="1.884cm"/>
    </style:style>
    <style:style style:name="Tabla17.D" style:family="table-column">
      <style:table-column-properties style:column-width="2.489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6" style:family="table-row">
      <style:table-row-properties style:min-row-height="0.355cm" style:keep-together="true" fo:keep-together="auto"/>
    </style:style>
    <style:style style:name="Tabla18" style:family="table">
      <style:table-properties style:width="17.205cm" table:align="center" style:writing-mode="lr-tb"/>
    </style:style>
    <style:style style:name="Tabla18.A" style:family="table-column">
      <style:table-column-properties style:column-width="4.279cm"/>
    </style:style>
    <style:style style:name="Tabla18.B" style:family="table-column">
      <style:table-column-properties style:column-width="8.553cm"/>
    </style:style>
    <style:style style:name="Tabla18.C" style:family="table-column">
      <style:table-column-properties style:column-width="1.884cm"/>
    </style:style>
    <style:style style:name="Tabla18.D" style:family="table-column">
      <style:table-column-properties style:column-width="2.489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6" style:family="table-row">
      <style:table-row-properties style:min-row-height="0.355cm" style:keep-together="true" fo:keep-together="auto"/>
    </style:style>
    <style:style style:name="Tabla19" style:family="table">
      <style:table-properties style:width="17.205cm" table:align="center" style:writing-mode="lr-tb"/>
    </style:style>
    <style:style style:name="Tabla19.A" style:family="table-column">
      <style:table-column-properties style:column-width="4.279cm"/>
    </style:style>
    <style:style style:name="Tabla19.B" style:family="table-column">
      <style:table-column-properties style:column-width="8.553cm"/>
    </style:style>
    <style:style style:name="Tabla19.C" style:family="table-column">
      <style:table-column-properties style:column-width="1.884cm"/>
    </style:style>
    <style:style style:name="Tabla19.D" style:family="table-column">
      <style:table-column-properties style:column-width="2.489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6" style:family="table-row">
      <style:table-row-properties style:min-row-height="0.355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8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9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11" style:family="paragraph" style:parent-style-name="Standard">
      <style:paragraph-properties fo:line-height="150%" fo:text-align="justify" style:justify-single-word="false" style:text-autospace="none" style:snap-to-layout-grid="false">
        <style:tab-stops>
          <style:tab-stop style:position="0.635cm"/>
          <style:tab-stop style:position="1.884cm"/>
        </style:tab-stops>
      </style:paragraph-properties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12" style:family="paragraph" style:parent-style-name="Standard"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14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text-align="end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style:text-autospace="none" style:snap-to-layout-grid="false"/>
    </style:style>
    <style:style style:name="P18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1" style:family="paragraph" style:parent-style-name="Footer">
      <style:paragraph-properties fo:text-align="end" style:justify-single-word="false" style:snap-to-layout-grid="false"/>
    </style:style>
    <style:style style:name="P22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Title">
      <style:paragraph-properties fo:text-align="end" style:justify-single-word="false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4" style:family="paragraph" style:parent-style-name="Title">
      <style:paragraph-properties fo:text-align="end" style:justify-single-word="false" fo:orphans="0" fo:widows="0"/>
      <style:text-properties style:use-window-font-color="true" fo:font-size="12pt" fo:letter-spacing="0.035cm" fo:language="es" fo:country="ES" fo:font-weight="bold" style:letter-kerning="true" style:font-name-asian="Times New Roman" style:font-size-asian="12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Title">
      <style:paragraph-properties fo:text-align="end" style:justify-single-word="false" fo:orphans="0" fo:widows="0"/>
      <style:text-properties style:use-window-font-color="true" fo:font-size="20pt" fo:letter-spacing="0.035cm" fo:language="es" fo:country="ES" fo:font-weight="bold" style:letter-kerning="true" style:font-name-asian="Times New Roman" style:font-size-asian="2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Title">
      <style:paragraph-properties fo:orphans="0" fo:widows="0"/>
      <style:text-properties style:use-window-font-color="true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28" style:family="paragraph" style:parent-style-name="Title">
      <style:paragraph-properties fo:orphans="0" fo:widows="0"/>
      <style:text-properties style:use-window-font-color="true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9" style:family="paragraph" style:parent-style-name="Subtitle">
      <style:paragraph-properties fo:text-align="end" style:justify-single-word="false"/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0" style:family="paragraph" style:parent-style-name="Title">
      <style:paragraph-properties fo:orphans="0" fo:widows="0" fo:break-before="page"/>
      <style:text-properties style:use-window-font-color="true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</style:style>
    <style:style style:name="P35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6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7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8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</style:style>
    <style:style style:name="P39" style:family="paragraph" style:parent-style-name="Standard">
      <style:paragraph-properties fo:margin-left="0cm" fo:margin-right="0cm" fo:line-height="150%" fo:text-indent="0cm" style:auto-text-indent="false" style:text-autospace="none"/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1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2" style:family="paragraph" style:parent-style-name="Standard">
      <style:paragraph-properties fo:margin-left="0.64cm" fo:margin-right="0cm" fo:text-align="justify" style:justify-single-word="false" fo:text-indent="-0.64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3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4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5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6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7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48" style:family="paragraph" style:parent-style-name="Standard">
      <style:paragraph-properties fo:line-height="150%" fo:text-align="justify" style:justify-single-word="false" style:text-autospace="none" style:snap-to-layout-grid="false">
        <style:tab-stops>
          <style:tab-stop style:position="0.635cm"/>
          <style:tab-stop style:position="1.884cm"/>
        </style:tab-stops>
      </style:paragraph-properties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4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0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1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2" style:family="paragraph" style:parent-style-name="Title" style:master-page-name="Convertir_20_4">
      <style:paragraph-properties fo:orphans="0" fo:widows="0" style:page-number="auto" fo:break-before="page"/>
      <style:text-properties style:use-window-font-color="true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3" style:family="paragraph" style:parent-style-name="Title">
      <style:paragraph-properties fo:text-align="end" style:justify-single-word="false" fo:orphans="0" fo:widows="0"/>
      <style:text-properties style:use-window-font-color="true" fo:font-size="20pt" fo:letter-spacing="0.035cm" fo:language="es" fo:country="ES" fo:font-weight="bold" style:letter-kerning="true" style:font-name-asian="Times New Roman" style:font-size-asian="2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5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6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7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8" style:family="paragraph" style:parent-style-name="Subtitle">
      <style:paragraph-properties fo:text-align="end" style:justify-single-word="false" fo:orphans="0" fo:widows="0"/>
      <style:text-properties style:use-window-font-color="true" fo:font-size="20pt" fo:letter-spacing="0.035cm" fo:language="es" fo:country="ES" fo:font-weight="bold" style:letter-kerning="true" style:font-name-asian="Times New Roman" style:font-size-asian="2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 Narrow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T5" style:family="text"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T6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fo:color="#333333" style:font-name="Arial Narrow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8" style:family="text">
      <style:text-properties fo:color="#333333" style:font-name="Arial Narrow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23"/>
      <text:p text:style-name="P23"/>
      <text:p text:style-name="P23"/>
      <text:p text:style-name="P29"/>
      <text:p text:style-name="P16"/>
      <text:p text:style-name="P16"/>
      <text:p text:style-name="P16"/>
      <text:p text:style-name="P16"/>
      <text:p text:style-name="P23"/>
      <text:p text:style-name="P23"/>
      <text:p text:style-name="P24"/>
      <text:p text:style-name="P24"/>
      <text:p text:style-name="P25">CapturarAbono</text:p>
      <text:p text:style-name="P58">20090811.1200</text:p>
      <text:p text:style-name="P25"/>
      <text:p text:style-name="P25"/>
      <text:p text:style-name="P25">Documento de Caso de Prueba </text:p>
      <text:p text:style-name="P25">CP-0006-ImprimirReciboPagoServic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27"><text:tab/></text:p>
      <text:p text:style-name="P30"/>
      <text:p text:style-name="P28">Tabla de Contenidos</text:p>
      <text:p text:style-name="P28"/>
      <text:p text:style-name="P28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1">1.Introducción <text:tab/>3</text:p>
          <text:p text:style-name="P31">1.1.Propósito<text:tab/>3</text:p>
          <text:p text:style-name="P31">1.2.Alcance<text:tab/>3</text:p>
          <text:p text:style-name="P31">1.3.Audiencia<text:tab/>3</text:p>
          <text:p text:style-name="P31">2.Generación de Casos de Prueba a partir de Casos de Uso<text:tab/>4</text:p>
          <text:p text:style-name="P32">2.1. Justificación Generación del Grafo de Caminos de Prueba:<text:tab/>4</text:p>
        </text:index-body>
      </text:table-of-content>
      <text:section text:style-name="Sect2" text:name="Área2">
        <text:p text:style-name="P33"/>
        <text:p text:style-name="P12"/>
      </text:section>
      <text:section text:style-name="Sect3" text:name="Área3">
        <text:p text:style-name="Standard"/>
      </text:section>
      <text:p text:style-name="P52"><text:s/>Documento de Diseño de Caso de Prueba</text:p>
      <text:list xml:id="list31693234" text:style-name="WW8Num2">
        <text:list-item>
          <text:p text:style-name="P54">Introducción </text:p>
          <text:list>
            <text:list-item>
              <text:p text:style-name="P55">Propósito</text:p>
            </text:list-item>
          </text:list>
        </text:list-item>
      </text:list>
      <text:p text:style-name="P34"><text:span text:style-name="T7">El propósito del </text:span><text:span text:style-name="T8">Documento de Casos de Pruebas para</text:span><text:span text:style-name="T7"> ImprimirReciboPagoServicio es definir un formato para la elaboración de los caso de pruebas.</text:span></text:p>
      <text:list xml:id="list32390439" text:continue-numbering="true" text:style-name="WW8Num2">
        <text:list-item>
          <text:list>
            <text:list-item>
              <text:p text:style-name="P55">Alcance</text:p>
            </text:list-item>
          </text:list>
        </text:list-item>
      </text:list>
      <text:p text:style-name="P35">Este documento provee la definición del problema a resolver, los afectados y la solución. No contempla una descripción detallada de los aspectos funcionales y técnicos que se desarrollarán en las fases posteriores.</text:p>
      <text:list xml:id="list32390482" text:continue-numbering="true" text:style-name="WW8Num2">
        <text:list-item>
          <text:list>
            <text:list-item>
              <text:p text:style-name="P55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6">Nivel de Participación</text:p>
          </table:table-cell>
          <table:table-cell table:style-name="Tabla1.B1" office:value-type="string">
            <text:p text:style-name="P36">Rol</text:p>
          </table:table-cell>
        </table:table-row>
        <table:table-row table:style-name="Tabla1.1">
          <table:table-cell table:style-name="Tabla1.A2" office:value-type="string">
            <text:p text:style-name="P38"><text:span text:style-name="T2">Responsable de Elaboración </text:span><text:span text:style-name="T3">(RE)</text:span></text:p>
          </table:table-cell>
          <table:table-cell table:style-name="Tabla1.B2" office:value-type="string">
            <text:p text:style-name="P37">Analista de Pruebas (AP)</text:p>
          </table:table-cell>
        </table:table-row>
        <table:table-row table:style-name="Tabla1.1">
          <table:table-cell table:style-name="Tabla1.A2" office:value-type="string">
            <text:p text:style-name="P38"><text:span text:style-name="T2">Usuario Directo </text:span><text:span text:style-name="T3">(UD)</text:span></text:p>
          </table:table-cell>
          <table:table-cell table:style-name="Tabla1.B2" office:value-type="string">
            <text:p text:style-name="P37">Analista de Pruebas (AP)</text:p>
          </table:table-cell>
        </table:table-row>
        <table:table-row table:style-name="Tabla1.1">
          <table:table-cell table:style-name="Tabla1.A2" office:value-type="string">
            <text:p text:style-name="P38"><text:span text:style-name="T2">Notificado </text:span><text:span text:style-name="T3">(NT)</text:span></text:p>
          </table:table-cell>
          <table:table-cell table:style-name="Tabla1.B2" office:value-type="string">
            <text:p text:style-name="P37">Gerente de Pruebas</text:p>
            <text:p text:style-name="P37"/>
            <text:p text:style-name="P37">Líder de Proyecto</text:p>
          </table:table-cell>
        </table:table-row>
      </table:table>
      <text:list xml:id="list32410701" text:continue-numbering="true" text:style-name="WW8Num2">
        <text:list-item>
          <text:p text:style-name="P56">Generación de Casos de Prueba a partir de Casos de Uso</text:p>
          <text:list>
            <text:list-item>
              <text:p text:style-name="P57">Justificación Generación del Grafo de Caminos de Prueba:</text:p>
            </text:list-item>
          </text:list>
        </text:list-item>
      </text:list>
      <text:p text:style-name="P41"/>
      <text:p text:style-name="P39"><text:tab/>Caminos Positivos:</text:p>
      <text:list xml:id="list31681563" text:style-name="L1">
        <text:list-item>
          <text:p text:style-name="P49">S1,S2,S3,S4,S5,S6,S7,S8,S9,S10</text:p>
        </text:list-item>
        <text:list-item>
          <text:p text:style-name="P49">S1,S2,S3,SE3.a,SE3.a.1,SE3.a.2,S5,S6,S7,S8,S9,S10</text:p>
        </text:list-item>
        <text:list-item>
          <text:p text:style-name="P49">S1,S2,S3,SE3.b,SE3.b.1,SE3.b.2,S5,S6,S7,S8,S9,S10</text:p>
        </text:list-item>
        <text:list-item>
          <text:p text:style-name="P49">S1,S2,S3,SE3.c,SE3.c.1,SE3.c.2,S5,S6,S7,S8,S9,S10</text:p>
        </text:list-item>
        <text:list-item>
          <text:p text:style-name="P49">S1,S2,S3,SE3.d,SE3.d.1,SE3.d.2,S5,S6,S7,S8,S9,S10</text:p>
        </text:list-item>
        <text:list-item>
          <text:p text:style-name="P49">S1,S2,S3,SE3.e,SE3.e.1,SE3.e.2,S5,S6,S7,S8,S9,S10</text:p>
        </text:list-item>
        <text:list-item>
          <text:p text:style-name="P49">S1,S2,S3,SE3.f,SE3.f.1,SE3.f.2,S5,S6,S7,S8,S9,S10</text:p>
        </text:list-item>
        <text:list-item>
          <text:p text:style-name="P49">S1,S2,S3,SE3.g,SE3.g.1,SE3.g.2,S5,S6,S7,S8,S9,S10</text:p>
        </text:list-item>
        <text:list-item>
          <text:p text:style-name="P49">S1,S2,S3,SE3.h,SE3.h.1,SE3.h.2,S5,S6,S7,S8,S9,S10</text:p>
        </text:list-item>
        <text:list-item>
          <text:p text:style-name="P49">S1,S2,S3,SE3.i,SE3.i.1,SE3.i.2,S5,S6,S7,S8,S9,S10</text:p>
        </text:list-item>
        <text:list-item>
          <text:p text:style-name="P49">S1,S2,S3,SE3.j,SE3.j.1,SE3.j.2,S5,S6,S7,S8,S9,S10</text:p>
        </text:list-item>
        <text:list-item>
          <text:p text:style-name="P49">S1,S2,S3,S4,SE4.a,SE4.a.1,SE4.a.2,S5,S6,S7,S8,S9,S10</text:p>
        </text:list-item>
      </text:list>
      <text:p text:style-name="P40"><text:s text:c="11"/>Caminos Negativos:</text:p>
      <text:list xml:id="list32409248" text:continue-numbering="true" text:style-name="L1">
        <text:list-item>
          <text:p text:style-name="P49">S1,S2,S3,S4,S5,S6,S7,SE7.a,SE7.a.1,S3</text:p>
          <text:p text:style-name="P49"/>
        </text:list-item>
      </text:list>
      <text:p text:style-name="P8"/>
      <text:p text:style-name="P14"/>
      <text:list xml:id="list31684747" text:style-name="WW8Num6">
        <text:list-item>
          <text:list>
            <text:list-item>
              <text:p text:style-name="P50">Generación del Caso de Prueba:</text:p>
              <text:list>
                <text:list-item>
                  <text:p text:style-name="P43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Nombre del Caso de Prueba:</text:p>
          </table:table-cell>
          <table:table-cell table:style-name="Tabla2.B1" office:value-type="string">
            <text:p text:style-name="P3">CP-0006-ImprimirReciboPagoServicio.</text:p>
          </table:table-cell>
        </table:table-row>
        <table:table-row table:style-name="Tabla2.1">
          <table:table-cell table:style-name="Tabla2.A2" office:value-type="string">
            <text:p text:style-name="P9">Prioridad:</text:p>
          </table:table-cell>
          <table:table-cell table:style-name="Tabla2.B2" office:value-type="string">
            <text:p text:style-name="P3">Esencial</text:p>
          </table:table-cell>
        </table:table-row>
        <table:table-row table:style-name="Tabla2.1">
          <table:table-cell table:style-name="Tabla2.A2" office:value-type="string">
            <text:p text:style-name="P9">Precondiciones:</text:p>
          </table:table-cell>
          <table:table-cell table:style-name="Tabla2.B2" office:value-type="string">
            <text:p text:style-name="P42">1.- Se debe haber capturado el pago de algun servicio junto con el abono.</text:p>
          </table:table-cell>
        </table:table-row>
        <table:table-row table:style-name="Tabla2.1">
          <table:table-cell table:style-name="Tabla2.A2" office:value-type="string">
            <text:p text:style-name="P9">PostCondiciones:</text:p>
          </table:table-cell>
          <table:table-cell table:style-name="Tabla2.B2" office:value-type="string">
            <text:p text:style-name="P42">2.- Regresa al caso de uso base CU-0005-ImprimirReciboAbono para continuar con su proceso.</text:p>
          </table:table-cell>
        </table:table-row>
        <table:table-row table:style-name="Tabla2.1">
          <table:table-cell table:style-name="Tabla2.A2" office:value-type="string">
            <text:p text:style-name="P17"><text:span text:style-name="T4">Fecha de Llenado</text:span><text:span text:style-name="T5">:</text:span></text:p>
          </table:table-cell>
          <table:table-cell table:style-name="Tabla2.B5" office:value-type="date" office:date-value="2009-08-11">
            <text:p text:style-name="P4">11/08/09</text:p>
          </table:table-cell>
        </table:table-row>
        <table:table-row table:style-name="Tabla2.1">
          <table:table-cell table:style-name="Tabla2.A2" office:value-type="string">
            <text:p text:style-name="P9">Observaciones:</text:p>
          </table:table-cell>
          <table:table-cell table:style-name="Tabla2.B2" office:value-type="string">
            <text:p text:style-name="P5">No aplica</text:p>
          </table:table-cell>
        </table:table-row>
      </table:table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9">Juego de Prueba:</text:p>
          </table:table-cell>
          <table:table-cell table:style-name="Tabla7.B1" table:number-columns-spanned="3" office:value-type="string">
            <text:p text:style-name="P10">CP-0006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9">Paso</text:p>
          </table:table-cell>
          <table:table-cell table:style-name="Tabla7.A2" office:value-type="string">
            <text:p text:style-name="P9">Descripción</text:p>
          </table:table-cell>
          <table:table-cell table:style-name="Tabla7.A2" office:value-type="string">
            <text:p text:style-name="P9">Resultado</text:p>
          </table:table-cell>
          <table:table-cell table:style-name="Tabla7.D2" office:value-type="string">
            <text:p text:style-name="P9">ID Problema</text:p>
          </table:table-cell>
        </table:table-row>
        <table:table-row table:style-name="Tabla7.1">
          <table:table-cell table:style-name="Tabla7.A2" office:value-type="string">
            <text:p text:style-name="P6">S1</text:p>
          </table:table-cell>
          <table:table-cell table:style-name="Tabla7.A2" office:value-type="string">
            <text:p text:style-name="P7">El caso inicia cuando el sistema identifica si se hicieron pagos de servici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2</text:p>
          </table:table-cell>
          <table:table-cell table:style-name="Tabla7.A2" office:value-type="string">
            <text:p text:style-name="P7">El sistema obtiene importe total a pagar, el total a pagar de servicios, y el acumulado de servici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3</text:p>
          </table:table-cell>
          <table:table-cell table:style-name="Tabla7.A2" office:value-type="string">
            <text:p text:style-name="P7">El sistema identifica que se capturo pago de Agua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4</text:p>
          </table:table-cell>
          <table:table-cell table:style-name="Tabla7.A2" office:value-type="string">
            <text:p text:style-name="P7">El sistema identifica que no esta activo el pago de recibos de JAPAC con referencia COPPE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5</text:p>
          </table:table-cell>
          <table:table-cell table:style-name="Tabla7.A2" office:value-type="string">
            <text:p text:style-name="P7">El sistema obtiene el folio para el recibo de pago de servici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6</text:p>
          </table:table-cell>
          <table:table-cell table:style-name="Tabla7.A2" office:value-type="string">
            <text:p text:style-name="P7">El sistema calcula los totales de pagos de servici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7</text:p>
          </table:table-cell>
          <table:table-cell table:style-name="Tabla7.A2" office:value-type="string">
            <text:p text:style-name="P7">El sistema identifica que no hay mas pagos de servici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8</text:p>
          </table:table-cell>
          <table:table-cell table:style-name="Tabla7.A2" office:value-type="string">
            <text:p text:style-name="P7">El sistema manda imprimir el recibo con los pagos de servicios obtenid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9</text:p>
          </table:table-cell>
          <table:table-cell table:style-name="Tabla7.A2" office:value-type="string">
            <text:p text:style-name="P7">El sistema graba la imagen del recibo de pago de servicios. <text:s text:c="4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S10</text:p>
          </table:table-cell>
          <table:table-cell table:style-name="Tabla7.A2" office:value-type="string">
            <text:p text:style-name="P7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9">Estado del Caso de Prueba </text:p>
          </table:table-cell>
          <table:table-cell table:style-name="Tabla7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Text_20_body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9">Juego de Prueba:</text:p>
          </table:table-cell>
          <table:table-cell table:style-name="Tabla8.B1" table:number-columns-spanned="3" office:value-type="string">
            <text:p text:style-name="P10">CP-0006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9">Paso</text:p>
          </table:table-cell>
          <table:table-cell table:style-name="Tabla8.A2" office:value-type="string">
            <text:p text:style-name="P9">Descripción</text:p>
          </table:table-cell>
          <table:table-cell table:style-name="Tabla8.A2" office:value-type="string">
            <text:p text:style-name="P9">Resultado</text:p>
          </table:table-cell>
          <table:table-cell table:style-name="Tabla8.D2" office:value-type="string">
            <text:p text:style-name="P9">ID Problema</text:p>
          </table:table-cell>
        </table:table-row>
        <table:table-row table:style-name="Tabla8.1">
          <table:table-cell table:style-name="Tabla8.A2" office:value-type="string">
            <text:p text:style-name="P6">S1</text:p>
          </table:table-cell>
          <table:table-cell table:style-name="Tabla8.A2" office:value-type="string">
            <text:p text:style-name="P7">El caso inicia cuando el sistema identifica si se hicieron pagos de servici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2</text:p>
          </table:table-cell>
          <table:table-cell table:style-name="Tabla8.A2" office:value-type="string">
            <text:p text:style-name="P7">El sistema obtiene importe total a pagar, el total a pagar de servicios, y el acumulado de servici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3</text:p>
          </table:table-cell>
          <table:table-cell table:style-name="Tabla8.A2" office:value-type="string">
            <text:p text:style-name="P7">El sistema identifica que se capturo pago de Agu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E3.a</text:p>
          </table:table-cell>
          <table:table-cell table:style-name="Tabla8.A2" office:value-type="string">
            <text:p text:style-name="P7">El sistema identifica que se capturo pago de Teléfono. <text:s text:c="11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E3.a.1</text:p>
          </table:table-cell>
          <table:table-cell table:style-name="Tabla8.A2" office:value-type="string">
            <text:p text:style-name="P7">El sistema obtiene el/los pagos de Teléf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E3.a.2</text:p>
          </table:table-cell>
          <table:table-cell table:style-name="Tabla8.A2" office:value-type="string">
            <text:p text:style-name="P7">El flujo continua en el paso 5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5</text:p>
          </table:table-cell>
          <table:table-cell table:style-name="Tabla8.A2" office:value-type="string">
            <text:p text:style-name="P7">El sistema obtiene el folio para el recibo de pago de servici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6</text:p>
          </table:table-cell>
          <table:table-cell table:style-name="Tabla8.A2" office:value-type="string">
            <text:p text:style-name="P7">El sistema calcula los totales de pagos de servici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7</text:p>
          </table:table-cell>
          <table:table-cell table:style-name="Tabla8.A2" office:value-type="string">
            <text:p text:style-name="P7">El sistema identifica que no hay mas pagos de servici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8</text:p>
          </table:table-cell>
          <table:table-cell table:style-name="Tabla8.A2" office:value-type="string">
            <text:p text:style-name="P7">El sistema manda imprimir el recibo con los pagos <text:soft-page-break/>de servicios obtenid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9</text:p>
          </table:table-cell>
          <table:table-cell table:style-name="Tabla8.A2" office:value-type="string">
            <text:p text:style-name="P7">El sistema graba la imagen del recibo de pago de servicios. <text:s text:c="4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6">S10</text:p>
          </table:table-cell>
          <table:table-cell table:style-name="Tabla8.A2" office:value-type="string">
            <text:p text:style-name="P7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">
          <table:table-cell table:style-name="Tabla8.A2" office:value-type="string">
            <text:p text:style-name="P9">Estado del Caso de Prueba </text:p>
          </table:table-cell>
          <table:table-cell table:style-name="Tabla8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9">Juego de Prueba:</text:p>
          </table:table-cell>
          <table:table-cell table:style-name="Tabla9.B1" table:number-columns-spanned="3" office:value-type="string">
            <text:p text:style-name="P10">CP-0006-03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9">Paso</text:p>
          </table:table-cell>
          <table:table-cell table:style-name="Tabla9.A2" office:value-type="string">
            <text:p text:style-name="P9">Descripción</text:p>
          </table:table-cell>
          <table:table-cell table:style-name="Tabla9.A2" office:value-type="string">
            <text:p text:style-name="P9">Resultado</text:p>
          </table:table-cell>
          <table:table-cell table:style-name="Tabla9.D2" office:value-type="string">
            <text:p text:style-name="P9">ID Problema</text:p>
          </table:table-cell>
        </table:table-row>
        <table:table-row table:style-name="Tabla9.1">
          <table:table-cell table:style-name="Tabla9.A2" office:value-type="string">
            <text:p text:style-name="P6">S1</text:p>
          </table:table-cell>
          <table:table-cell table:style-name="Tabla9.A2" office:value-type="string">
            <text:p text:style-name="P7">El caso inicia cuando el sistema identifica si se hicieron pagos de servici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2</text:p>
          </table:table-cell>
          <table:table-cell table:style-name="Tabla9.A2" office:value-type="string">
            <text:p text:style-name="P7">El sistema obtiene importe total a pagar, el total a pagar de servicios, y el acumulado de servici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3</text:p>
          </table:table-cell>
          <table:table-cell table:style-name="Tabla9.A2" office:value-type="string">
            <text:p text:style-name="P7">El sistema identifica que se capturo pago de Agu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E3.b</text:p>
          </table:table-cell>
          <table:table-cell table:style-name="Tabla9.A2" office:value-type="string">
            <text:p text:style-name="P7">El sistema identifica que se capturo pago de Cable. <text:s text:c="19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E3.b.1</text:p>
          </table:table-cell>
          <table:table-cell table:style-name="Tabla9.A2" office:value-type="string">
            <text:p text:style-name="P7">El sistema obtiene el/los pagos de Cabl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E3.b.2</text:p>
          </table:table-cell>
          <table:table-cell table:style-name="Tabla9.A2" office:value-type="string">
            <text:p text:style-name="P7">El flujo continua en el paso 5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5</text:p>
          </table:table-cell>
          <table:table-cell table:style-name="Tabla9.A2" office:value-type="string">
            <text:p text:style-name="P7">El sistema obtiene el folio para el recibo de pago de servici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6</text:p>
          </table:table-cell>
          <table:table-cell table:style-name="Tabla9.A2" office:value-type="string">
            <text:p text:style-name="P7">El sistema calcula los totales de pagos de servici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7</text:p>
          </table:table-cell>
          <table:table-cell table:style-name="Tabla9.A2" office:value-type="string">
            <text:p text:style-name="P7">El sistema identifica que no hay mas pagos de servici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8</text:p>
          </table:table-cell>
          <table:table-cell table:style-name="Tabla9.A2" office:value-type="string">
            <text:p text:style-name="P7">El sistema manda imprimir el recibo con los pagos de servicios obtenid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9</text:p>
          </table:table-cell>
          <table:table-cell table:style-name="Tabla9.A2" office:value-type="string">
            <text:p text:style-name="P7">El sistema graba la imagen del recibo de pago de servicios. <text:s text:c="4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6">S10</text:p>
          </table:table-cell>
          <table:table-cell table:style-name="Tabla9.A2" office:value-type="string">
            <text:p text:style-name="P7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1">
          <table:table-cell table:style-name="Tabla9.A2" office:value-type="string">
            <text:p text:style-name="P9">Estado del Caso de Prueba </text:p>
          </table:table-cell>
          <table:table-cell table:style-name="Tabla9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9">Juego de Prueba:</text:p>
          </table:table-cell>
          <table:table-cell table:style-name="Tabla10.B1" table:number-columns-spanned="3" office:value-type="string">
            <text:p text:style-name="P10">CP-0006-04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9">Paso</text:p>
          </table:table-cell>
          <table:table-cell table:style-name="Tabla10.A2" office:value-type="string">
            <text:p text:style-name="P9">Descripción</text:p>
          </table:table-cell>
          <table:table-cell table:style-name="Tabla10.A2" office:value-type="string">
            <text:p text:style-name="P9">Resultado</text:p>
          </table:table-cell>
          <table:table-cell table:style-name="Tabla10.D2" office:value-type="string">
            <text:p text:style-name="P9">ID Problema</text:p>
          </table:table-cell>
        </table:table-row>
        <table:table-row table:style-name="Tabla10.1">
          <table:table-cell table:style-name="Tabla10.A2" office:value-type="string">
            <text:p text:style-name="P6">S1</text:p>
          </table:table-cell>
          <table:table-cell table:style-name="Tabla10.A2" office:value-type="string">
            <text:p text:style-name="P7">El caso inicia cuando el sistema identifica si se hicieron pagos de servic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2</text:p>
          </table:table-cell>
          <table:table-cell table:style-name="Tabla10.A2" office:value-type="string">
            <text:p text:style-name="P7">El sistema obtiene importe total a pagar, el total a pagar de servicios, y el acumulado de servic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3</text:p>
          </table:table-cell>
          <table:table-cell table:style-name="Tabla10.A2" office:value-type="string">
            <text:p text:style-name="P7">El sistema identifica que se capturo pago de Agu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E3.c</text:p>
          </table:table-cell>
          <table:table-cell table:style-name="Tabla10.A2" office:value-type="string">
            <text:p text:style-name="P7">El sistema identifica que se capturo pago de Predial. <text:s text:c="6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E3.c.1</text:p>
          </table:table-cell>
          <table:table-cell table:style-name="Tabla10.A2" office:value-type="string">
            <text:p text:style-name="P7">El sistema obtiene el/los pagos de Predi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E3.c.2</text:p>
          </table:table-cell>
          <table:table-cell table:style-name="Tabla10.A2" office:value-type="string">
            <text:p text:style-name="P7">El flujo continua en el paso 5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5</text:p>
          </table:table-cell>
          <table:table-cell table:style-name="Tabla10.A2" office:value-type="string">
            <text:p text:style-name="P7">El sistema obtiene el folio para el recibo de pago de servici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6</text:p>
          </table:table-cell>
          <table:table-cell table:style-name="Tabla10.A2" office:value-type="string">
            <text:p text:style-name="P7">El sistema calcula los totales de pagos de servici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7</text:p>
          </table:table-cell>
          <table:table-cell table:style-name="Tabla10.A2" office:value-type="string">
            <text:p text:style-name="P7">El sistema identifica que no hay mas pagos de servici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8</text:p>
          </table:table-cell>
          <table:table-cell table:style-name="Tabla10.A2" office:value-type="string">
            <text:p text:style-name="P7">El sistema manda imprimir el recibo con los pagos de servicios obtenid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9</text:p>
          </table:table-cell>
          <table:table-cell table:style-name="Tabla10.A2" office:value-type="string">
            <text:p text:style-name="P7">El sistema graba la imagen del recibo de pago de servicios. <text:s text:c="4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6">S10</text:p>
          </table:table-cell>
          <table:table-cell table:style-name="Tabla10.A2" office:value-type="string">
            <text:p text:style-name="P7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">
          <table:table-cell table:style-name="Tabla10.A2" office:value-type="string">
            <text:p text:style-name="P9">Estado del Caso de Prueba </text:p>
          </table:table-cell>
          <table:table-cell table:style-name="Tabla10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><text:soft-page-break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9">Juego de Prueba:</text:p>
          </table:table-cell>
          <table:table-cell table:style-name="Tabla11.B1" table:number-columns-spanned="3" office:value-type="string">
            <text:p text:style-name="P10">CP-0006-05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9">Paso</text:p>
          </table:table-cell>
          <table:table-cell table:style-name="Tabla11.A2" office:value-type="string">
            <text:p text:style-name="P9">Descripción</text:p>
          </table:table-cell>
          <table:table-cell table:style-name="Tabla11.A2" office:value-type="string">
            <text:p text:style-name="P9">Resultado</text:p>
          </table:table-cell>
          <table:table-cell table:style-name="Tabla11.D2" office:value-type="string">
            <text:p text:style-name="P9">ID Problema</text:p>
          </table:table-cell>
        </table:table-row>
        <table:table-row table:style-name="Tabla11.1">
          <table:table-cell table:style-name="Tabla11.A2" office:value-type="string">
            <text:p text:style-name="P6">S1</text:p>
          </table:table-cell>
          <table:table-cell table:style-name="Tabla11.A2" office:value-type="string">
            <text:p text:style-name="P7">El caso inicia cuando el sistema identifica si se hicieron pagos de servici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2</text:p>
          </table:table-cell>
          <table:table-cell table:style-name="Tabla11.A2" office:value-type="string">
            <text:p text:style-name="P7">El sistema obtiene importe total a pagar, el total a pagar de servicios, y el acumulado de servici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3</text:p>
          </table:table-cell>
          <table:table-cell table:style-name="Tabla11.A2" office:value-type="string">
            <text:p text:style-name="P7">El sistema identifica que se capturo pago de Agu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E3.d</text:p>
          </table:table-cell>
          <table:table-cell table:style-name="Tabla11.A2" office:value-type="string">
            <text:p text:style-name="P7">El sistema identifica que se capturo pago de Sofol. <text:s text:c="9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E3.d.1</text:p>
          </table:table-cell>
          <table:table-cell table:style-name="Tabla11.A2" office:value-type="string">
            <text:p text:style-name="P7">El sistema obtiene el/los pagos de Sofol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E3.d.2</text:p>
          </table:table-cell>
          <table:table-cell table:style-name="Tabla11.A2" office:value-type="string">
            <text:p text:style-name="P7">El flujo continua en el paso 5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5</text:p>
          </table:table-cell>
          <table:table-cell table:style-name="Tabla11.A2" office:value-type="string">
            <text:p text:style-name="P7">El sistema obtiene el folio para el recibo de pago de servici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6</text:p>
          </table:table-cell>
          <table:table-cell table:style-name="Tabla11.A2" office:value-type="string">
            <text:p text:style-name="P7">El sistema calcula los totales de pagos de servici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7</text:p>
          </table:table-cell>
          <table:table-cell table:style-name="Tabla11.A2" office:value-type="string">
            <text:p text:style-name="P7">El sistema identifica que no hay mas pagos de servici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8</text:p>
          </table:table-cell>
          <table:table-cell table:style-name="Tabla11.A2" office:value-type="string">
            <text:p text:style-name="P7">El sistema manda imprimir el recibo con los pagos de servicios obtenid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9</text:p>
          </table:table-cell>
          <table:table-cell table:style-name="Tabla11.A2" office:value-type="string">
            <text:p text:style-name="P7">El sistema graba la imagen del recibo de pago de servicios. <text:s text:c="4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6">S10</text:p>
          </table:table-cell>
          <table:table-cell table:style-name="Tabla11.A2" office:value-type="string">
            <text:p text:style-name="P7">Fin del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9">Estado del Caso de Prueba </text:p>
          </table:table-cell>
          <table:table-cell table:style-name="Tabla11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9">Juego de Prueba:</text:p>
          </table:table-cell>
          <table:table-cell table:style-name="Tabla12.B1" table:number-columns-spanned="3" office:value-type="string">
            <text:p text:style-name="P10">CP-0006-06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9">Paso</text:p>
          </table:table-cell>
          <table:table-cell table:style-name="Tabla12.A2" office:value-type="string">
            <text:p text:style-name="P9">Descripción</text:p>
          </table:table-cell>
          <table:table-cell table:style-name="Tabla12.A2" office:value-type="string">
            <text:p text:style-name="P9">Resultado</text:p>
          </table:table-cell>
          <table:table-cell table:style-name="Tabla12.D2" office:value-type="string">
            <text:p text:style-name="P9">ID Problema</text:p>
          </table:table-cell>
        </table:table-row>
        <table:table-row table:style-name="Tabla12.1">
          <table:table-cell table:style-name="Tabla12.A2" office:value-type="string">
            <text:p text:style-name="P6">S1</text:p>
          </table:table-cell>
          <table:table-cell table:style-name="Tabla12.A2" office:value-type="string">
            <text:p text:style-name="P7">El caso inicia cuando el sistema identifica si se hicieron pagos de servici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2</text:p>
          </table:table-cell>
          <table:table-cell table:style-name="Tabla12.A2" office:value-type="string">
            <text:p text:style-name="P7">El sistema obtiene importe total a pagar, el total a pagar de servicios, y el acumulado de servici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3</text:p>
          </table:table-cell>
          <table:table-cell table:style-name="Tabla12.A2" office:value-type="string">
            <text:p text:style-name="P7">El sistema identifica que se capturo pago de Agu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E3.e</text:p>
          </table:table-cell>
          <table:table-cell table:style-name="Tabla12.A2" office:value-type="string">
            <text:p text:style-name="P7">El sistema identifica que se capturo pago de Gas. <text:s text:c="12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E3.e.1</text:p>
          </table:table-cell>
          <table:table-cell table:style-name="Tabla12.A2" office:value-type="string">
            <text:p text:style-name="P7">El sistema obtiene el/los pagos de Ga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E3.e.2</text:p>
          </table:table-cell>
          <table:table-cell table:style-name="Tabla12.A2" office:value-type="string">
            <text:p text:style-name="P7">El flujo continua en el paso 5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5</text:p>
          </table:table-cell>
          <table:table-cell table:style-name="Tabla12.A2" office:value-type="string">
            <text:p text:style-name="P7">El sistema obtiene el folio para el recibo de pago de servici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6</text:p>
          </table:table-cell>
          <table:table-cell table:style-name="Tabla12.A2" office:value-type="string">
            <text:p text:style-name="P7">El sistema calcula los totales de pagos de servici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7</text:p>
          </table:table-cell>
          <table:table-cell table:style-name="Tabla12.A2" office:value-type="string">
            <text:p text:style-name="P7">El sistema identifica que no hay mas pagos de servici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8</text:p>
          </table:table-cell>
          <table:table-cell table:style-name="Tabla12.A2" office:value-type="string">
            <text:p text:style-name="P7">El sistema manda imprimir el recibo con los pagos de servicios obtenid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9</text:p>
          </table:table-cell>
          <table:table-cell table:style-name="Tabla12.A2" office:value-type="string">
            <text:p text:style-name="P7">El sistema graba la imagen del recibo de pago de servicios. <text:s text:c="4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6">S10</text:p>
          </table:table-cell>
          <table:table-cell table:style-name="Tabla12.A2" office:value-type="string">
            <text:p text:style-name="P7">Fin del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">
          <table:table-cell table:style-name="Tabla12.A2" office:value-type="string">
            <text:p text:style-name="P9">Estado del Caso de Prueba </text:p>
          </table:table-cell>
          <table:table-cell table:style-name="Tabla12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9">Juego de Prueba:</text:p>
          </table:table-cell>
          <table:table-cell table:style-name="Tabla13.B1" table:number-columns-spanned="3" office:value-type="string">
            <text:p text:style-name="P10">CP-0006-07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9">Paso</text:p>
          </table:table-cell>
          <table:table-cell table:style-name="Tabla13.A2" office:value-type="string">
            <text:p text:style-name="P9">Descripción</text:p>
          </table:table-cell>
          <table:table-cell table:style-name="Tabla13.A2" office:value-type="string">
            <text:p text:style-name="P9">Resultado</text:p>
          </table:table-cell>
          <table:table-cell table:style-name="Tabla13.D2" office:value-type="string">
            <text:p text:style-name="P9">ID Problema</text:p>
          </table:table-cell>
        </table:table-row>
        <table:table-row table:style-name="Tabla13.1">
          <table:table-cell table:style-name="Tabla13.A2" office:value-type="string">
            <text:p text:style-name="P6">S1</text:p>
          </table:table-cell>
          <table:table-cell table:style-name="Tabla13.A2" office:value-type="string">
            <text:p text:style-name="P7">El caso inicia cuando el sistema identifica si se hicieron pagos de servici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2</text:p>
          </table:table-cell>
          <table:table-cell table:style-name="Tabla13.A2" office:value-type="string">
            <text:p text:style-name="P7">El sistema obtiene importe total a pagar, el total a <text:soft-page-break/>pagar de servicios, y el acumulado de servici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3</text:p>
          </table:table-cell>
          <table:table-cell table:style-name="Tabla13.A2" office:value-type="string">
            <text:p text:style-name="P7">El sistema identifica que se capturo pago de Agu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E3.f</text:p>
          </table:table-cell>
          <table:table-cell table:style-name="Tabla13.A2" office:value-type="string">
            <text:p text:style-name="P7">El sistema identifica que se capturo pago de Megacable. <text:s text:c="2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E3.f.1</text:p>
          </table:table-cell>
          <table:table-cell table:style-name="Tabla13.A2" office:value-type="string">
            <text:p text:style-name="P7">El sistema obtiene el/los pagos de Megacabl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E3.f.2</text:p>
          </table:table-cell>
          <table:table-cell table:style-name="Tabla13.A2" office:value-type="string">
            <text:p text:style-name="P7">El flujo continua en el paso 5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5</text:p>
          </table:table-cell>
          <table:table-cell table:style-name="Tabla13.A2" office:value-type="string">
            <text:p text:style-name="P7">El sistema obtiene el folio para el recibo de pago de servici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6</text:p>
          </table:table-cell>
          <table:table-cell table:style-name="Tabla13.A2" office:value-type="string">
            <text:p text:style-name="P7">El sistema calcula los totales de pagos de servici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7</text:p>
          </table:table-cell>
          <table:table-cell table:style-name="Tabla13.A2" office:value-type="string">
            <text:p text:style-name="P7">El sistema identifica que no hay mas pagos de servici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8</text:p>
          </table:table-cell>
          <table:table-cell table:style-name="Tabla13.A2" office:value-type="string">
            <text:p text:style-name="P7">El sistema manda imprimir el recibo con los pagos de servicios obtenid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9</text:p>
          </table:table-cell>
          <table:table-cell table:style-name="Tabla13.A2" office:value-type="string">
            <text:p text:style-name="P7">El sistema graba la imagen del recibo de pago de servicios. <text:s text:c="4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6">S10</text:p>
          </table:table-cell>
          <table:table-cell table:style-name="Tabla13.A2" office:value-type="string">
            <text:p text:style-name="P7">Fin del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">
          <table:table-cell table:style-name="Tabla13.A2" office:value-type="string">
            <text:p text:style-name="P9">Estado del Caso de Prueba </text:p>
          </table:table-cell>
          <table:table-cell table:style-name="Tabla13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9">Juego de Prueba:</text:p>
          </table:table-cell>
          <table:table-cell table:style-name="Tabla14.B1" table:number-columns-spanned="3" office:value-type="string">
            <text:p text:style-name="P10">CP-0006-08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9">Paso</text:p>
          </table:table-cell>
          <table:table-cell table:style-name="Tabla14.A2" office:value-type="string">
            <text:p text:style-name="P9">Descripción</text:p>
          </table:table-cell>
          <table:table-cell table:style-name="Tabla14.A2" office:value-type="string">
            <text:p text:style-name="P9">Resultado</text:p>
          </table:table-cell>
          <table:table-cell table:style-name="Tabla14.D2" office:value-type="string">
            <text:p text:style-name="P9">ID Problema</text:p>
          </table:table-cell>
        </table:table-row>
        <table:table-row table:style-name="Tabla14.1">
          <table:table-cell table:style-name="Tabla14.A2" office:value-type="string">
            <text:p text:style-name="P6">S1</text:p>
          </table:table-cell>
          <table:table-cell table:style-name="Tabla14.A2" office:value-type="string">
            <text:p text:style-name="P7">El caso inicia cuando el sistema identifica si se hicieron pagos de servic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2</text:p>
          </table:table-cell>
          <table:table-cell table:style-name="Tabla14.A2" office:value-type="string">
            <text:p text:style-name="P7">El sistema obtiene importe total a pagar, el total a pagar de servicios, y el acumulado de servic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3</text:p>
          </table:table-cell>
          <table:table-cell table:style-name="Tabla14.A2" office:value-type="string">
            <text:p text:style-name="P7">El sistema identifica que se capturo pago de Agu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6">
          <table:table-cell table:style-name="Tabla14.A2" office:value-type="string">
            <text:p text:style-name="P6">SE3.g</text:p>
          </table:table-cell>
          <table:table-cell table:style-name="Tabla14.A2" office:value-type="string">
            <text:p text:style-name="P7">El sistema identifica que se capturo pago de Next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E3.g.1</text:p>
          </table:table-cell>
          <table:table-cell table:style-name="Tabla14.A2" office:value-type="string">
            <text:p text:style-name="P7">El sistema obtiene el/los pagos de Next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E3.g.2</text:p>
          </table:table-cell>
          <table:table-cell table:style-name="Tabla14.A2" office:value-type="string">
            <text:p text:style-name="P7">El flujo continua en el paso 5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5</text:p>
          </table:table-cell>
          <table:table-cell table:style-name="Tabla14.A2" office:value-type="string">
            <text:p text:style-name="P7">El sistema obtiene el folio para el recibo de pago de servici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6</text:p>
          </table:table-cell>
          <table:table-cell table:style-name="Tabla14.A2" office:value-type="string">
            <text:p text:style-name="P7">El sistema calcula los totales de pagos de servici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7</text:p>
          </table:table-cell>
          <table:table-cell table:style-name="Tabla14.A2" office:value-type="string">
            <text:p text:style-name="P7">El sistema identifica que no hay mas pagos de servici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8</text:p>
          </table:table-cell>
          <table:table-cell table:style-name="Tabla14.A2" office:value-type="string">
            <text:p text:style-name="P7">El sistema manda imprimir el recibo con los pagos de servicios obtenid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9</text:p>
          </table:table-cell>
          <table:table-cell table:style-name="Tabla14.A2" office:value-type="string">
            <text:p text:style-name="P7">El sistema graba la imagen del recibo de pago de servicios. <text:s text:c="4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6">S10</text:p>
          </table:table-cell>
          <table:table-cell table:style-name="Tabla14.A2" office:value-type="string">
            <text:p text:style-name="P7">Fin del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">
          <table:table-cell table:style-name="Tabla14.A2" office:value-type="string">
            <text:p text:style-name="P9">Estado del Caso de Prueba </text:p>
          </table:table-cell>
          <table:table-cell table:style-name="Tabla14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9">Juego de Prueba:</text:p>
          </table:table-cell>
          <table:table-cell table:style-name="Tabla15.B1" table:number-columns-spanned="3" office:value-type="string">
            <text:p text:style-name="P10">CP-0006-09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9">Paso</text:p>
          </table:table-cell>
          <table:table-cell table:style-name="Tabla15.A2" office:value-type="string">
            <text:p text:style-name="P9">Descripción</text:p>
          </table:table-cell>
          <table:table-cell table:style-name="Tabla15.A2" office:value-type="string">
            <text:p text:style-name="P9">Resultado</text:p>
          </table:table-cell>
          <table:table-cell table:style-name="Tabla15.D2" office:value-type="string">
            <text:p text:style-name="P9">ID Problema</text:p>
          </table:table-cell>
        </table:table-row>
        <table:table-row table:style-name="Tabla15.1">
          <table:table-cell table:style-name="Tabla15.A2" office:value-type="string">
            <text:p text:style-name="P6">S1</text:p>
          </table:table-cell>
          <table:table-cell table:style-name="Tabla15.A2" office:value-type="string">
            <text:p text:style-name="P7">El caso inicia cuando el sistema identifica si se hicieron pagos de servici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2</text:p>
          </table:table-cell>
          <table:table-cell table:style-name="Tabla15.A2" office:value-type="string">
            <text:p text:style-name="P7">El sistema obtiene importe total a pagar, el total a pagar de servicios, y el acumulado de servici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3</text:p>
          </table:table-cell>
          <table:table-cell table:style-name="Tabla15.A2" office:value-type="string">
            <text:p text:style-name="P7">El sistema identifica que se capturo pago de Agu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6">
          <table:table-cell table:style-name="Tabla15.A2" office:value-type="string">
            <text:p text:style-name="P6">SE3.h</text:p>
          </table:table-cell>
          <table:table-cell table:style-name="Tabla15.A2" office:value-type="string">
            <text:p text:style-name="P7">El sistema identifica que se capturo pago de Alestra. <text:s text:c="14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E3.h.1</text:p>
          </table:table-cell>
          <table:table-cell table:style-name="Tabla15.A2" office:value-type="string">
            <text:p text:style-name="P7">El sistema obtiene el/los pagos de Alestr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E3.h.2</text:p>
          </table:table-cell>
          <table:table-cell table:style-name="Tabla15.A2" office:value-type="string">
            <text:p text:style-name="P7">El flujo continua en el paso 5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ext:soft-page-break/>
        <table:table-row table:style-name="Tabla15.1">
          <table:table-cell table:style-name="Tabla15.A2" office:value-type="string">
            <text:p text:style-name="P6">S5</text:p>
          </table:table-cell>
          <table:table-cell table:style-name="Tabla15.A2" office:value-type="string">
            <text:p text:style-name="P7">El sistema obtiene el folio para el recibo de pago de servici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6</text:p>
          </table:table-cell>
          <table:table-cell table:style-name="Tabla15.A2" office:value-type="string">
            <text:p text:style-name="P7">El sistema calcula los totales de pagos de servici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7</text:p>
          </table:table-cell>
          <table:table-cell table:style-name="Tabla15.A2" office:value-type="string">
            <text:p text:style-name="P7">El sistema identifica que no hay mas pagos de servici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8</text:p>
          </table:table-cell>
          <table:table-cell table:style-name="Tabla15.A2" office:value-type="string">
            <text:p text:style-name="P7">El sistema manda imprimir el recibo con los pagos de servicios obtenid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9</text:p>
          </table:table-cell>
          <table:table-cell table:style-name="Tabla15.A2" office:value-type="string">
            <text:p text:style-name="P7">El sistema graba la imagen del recibo de pago de servicios. <text:s text:c="4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6">S10</text:p>
          </table:table-cell>
          <table:table-cell table:style-name="Tabla15.A2" office:value-type="string">
            <text:p text:style-name="P7">Fin del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">
          <table:table-cell table:style-name="Tabla15.A2" office:value-type="string">
            <text:p text:style-name="P9">Estado del Caso de Prueba </text:p>
          </table:table-cell>
          <table:table-cell table:style-name="Tabla15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9">Juego de Prueba:</text:p>
          </table:table-cell>
          <table:table-cell table:style-name="Tabla16.B1" table:number-columns-spanned="3" office:value-type="string">
            <text:p text:style-name="P10">CP-0006-10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9">Paso</text:p>
          </table:table-cell>
          <table:table-cell table:style-name="Tabla16.A2" office:value-type="string">
            <text:p text:style-name="P9">Descripción</text:p>
          </table:table-cell>
          <table:table-cell table:style-name="Tabla16.A2" office:value-type="string">
            <text:p text:style-name="P9">Resultado</text:p>
          </table:table-cell>
          <table:table-cell table:style-name="Tabla16.D2" office:value-type="string">
            <text:p text:style-name="P9">ID Problema</text:p>
          </table:table-cell>
        </table:table-row>
        <table:table-row table:style-name="Tabla16.1">
          <table:table-cell table:style-name="Tabla16.A2" office:value-type="string">
            <text:p text:style-name="P6">S1</text:p>
          </table:table-cell>
          <table:table-cell table:style-name="Tabla16.A2" office:value-type="string">
            <text:p text:style-name="P7">El caso inicia cuando el sistema identifica si se hicieron pagos de servici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2</text:p>
          </table:table-cell>
          <table:table-cell table:style-name="Tabla16.A2" office:value-type="string">
            <text:p text:style-name="P7">El sistema obtiene importe total a pagar, el total a pagar de servicios, y el acumulado de servici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3</text:p>
          </table:table-cell>
          <table:table-cell table:style-name="Tabla16.A2" office:value-type="string">
            <text:p text:style-name="P7">El sistema identifica que se capturo pago de Agua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6">
          <table:table-cell table:style-name="Tabla16.A2" office:value-type="string">
            <text:p text:style-name="P6">SE3.i</text:p>
          </table:table-cell>
          <table:table-cell table:style-name="Tabla16.A2" office:value-type="string">
            <text:p text:style-name="P7">El sistema identifica que se capturo pago de CFE. <text:s text:c="13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E3.i.1</text:p>
          </table:table-cell>
          <table:table-cell table:style-name="Tabla16.A2" office:value-type="string">
            <text:p text:style-name="P7">El sistema obtiene el/los pagos de CF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E3.i.2</text:p>
          </table:table-cell>
          <table:table-cell table:style-name="Tabla16.A2" office:value-type="string">
            <text:p text:style-name="P7">El flujo continua en el paso 5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5</text:p>
          </table:table-cell>
          <table:table-cell table:style-name="Tabla16.A2" office:value-type="string">
            <text:p text:style-name="P7">El sistema obtiene el folio para el recibo de pago de servici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6</text:p>
          </table:table-cell>
          <table:table-cell table:style-name="Tabla16.A2" office:value-type="string">
            <text:p text:style-name="P7">El sistema calcula los totales de pagos de servici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7</text:p>
          </table:table-cell>
          <table:table-cell table:style-name="Tabla16.A2" office:value-type="string">
            <text:p text:style-name="P7">El sistema identifica que no hay mas pagos de servici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8</text:p>
          </table:table-cell>
          <table:table-cell table:style-name="Tabla16.A2" office:value-type="string">
            <text:p text:style-name="P7">El sistema manda imprimir el recibo con los pagos de servicios obtenid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9</text:p>
          </table:table-cell>
          <table:table-cell table:style-name="Tabla16.A2" office:value-type="string">
            <text:p text:style-name="P7">El sistema graba la imagen del recibo de pago de servicios. <text:s text:c="4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6">S10</text:p>
          </table:table-cell>
          <table:table-cell table:style-name="Tabla16.A2" office:value-type="string">
            <text:p text:style-name="P7">Fin del caso de us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">
          <table:table-cell table:style-name="Tabla16.A2" office:value-type="string">
            <text:p text:style-name="P9">Estado del Caso de Prueba </text:p>
          </table:table-cell>
          <table:table-cell table:style-name="Tabla16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9">Juego de Prueba:</text:p>
          </table:table-cell>
          <table:table-cell table:style-name="Tabla17.B1" table:number-columns-spanned="3" office:value-type="string">
            <text:p text:style-name="P10">CP-0006-11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9">Paso</text:p>
          </table:table-cell>
          <table:table-cell table:style-name="Tabla17.A2" office:value-type="string">
            <text:p text:style-name="P9">Descripción</text:p>
          </table:table-cell>
          <table:table-cell table:style-name="Tabla17.A2" office:value-type="string">
            <text:p text:style-name="P9">Resultado</text:p>
          </table:table-cell>
          <table:table-cell table:style-name="Tabla17.D2" office:value-type="string">
            <text:p text:style-name="P9">ID Problema</text:p>
          </table:table-cell>
        </table:table-row>
        <table:table-row table:style-name="Tabla17.1">
          <table:table-cell table:style-name="Tabla17.A2" office:value-type="string">
            <text:p text:style-name="P6">S1</text:p>
          </table:table-cell>
          <table:table-cell table:style-name="Tabla17.A2" office:value-type="string">
            <text:p text:style-name="P7">El caso inicia cuando el sistema identifica si se hicieron pagos de servici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2</text:p>
          </table:table-cell>
          <table:table-cell table:style-name="Tabla17.A2" office:value-type="string">
            <text:p text:style-name="P7">El sistema obtiene importe total a pagar, el total a pagar de servicios, y el acumulado de servici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3</text:p>
          </table:table-cell>
          <table:table-cell table:style-name="Tabla17.A2" office:value-type="string">
            <text:p text:style-name="P7">El sistema identifica que se capturo pago de Agu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6">
          <table:table-cell table:style-name="Tabla17.A2" office:value-type="string">
            <text:p text:style-name="P6">SE3.j</text:p>
          </table:table-cell>
          <table:table-cell table:style-name="Tabla17.A2" office:value-type="string">
            <text:p text:style-name="P7">El sistema identifica que se capturo pago de Axtel. <text:s text:c="6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E3.j.1</text:p>
          </table:table-cell>
          <table:table-cell table:style-name="Tabla17.A2" office:value-type="string">
            <text:p text:style-name="P7">El sistema obtiene el/los pagos de Axt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E3.j.2</text:p>
          </table:table-cell>
          <table:table-cell table:style-name="Tabla17.A2" office:value-type="string">
            <text:p text:style-name="P7">El flujo continua en el paso 5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5</text:p>
          </table:table-cell>
          <table:table-cell table:style-name="Tabla17.A2" office:value-type="string">
            <text:p text:style-name="P7">El sistema obtiene el folio para el recibo de pago de servici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6</text:p>
          </table:table-cell>
          <table:table-cell table:style-name="Tabla17.A2" office:value-type="string">
            <text:p text:style-name="P7">El sistema calcula los totales de pagos de servici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7</text:p>
          </table:table-cell>
          <table:table-cell table:style-name="Tabla17.A2" office:value-type="string">
            <text:p text:style-name="P7">El sistema identifica que no hay mas pagos de servici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8</text:p>
          </table:table-cell>
          <table:table-cell table:style-name="Tabla17.A2" office:value-type="string">
            <text:p text:style-name="P7">El sistema manda imprimir el recibo con los pagos de servicios obtenid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ext:soft-page-break/>
        <table:table-row table:style-name="Tabla17.1">
          <table:table-cell table:style-name="Tabla17.A2" office:value-type="string">
            <text:p text:style-name="P6">S9</text:p>
          </table:table-cell>
          <table:table-cell table:style-name="Tabla17.A2" office:value-type="string">
            <text:p text:style-name="P7">El sistema graba la imagen del recibo de pago de servicios. <text:s text:c="4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6">S10</text:p>
          </table:table-cell>
          <table:table-cell table:style-name="Tabla17.A2" office:value-type="string">
            <text:p text:style-name="P7">Fin del caso de us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">
          <table:table-cell table:style-name="Tabla17.A2" office:value-type="string">
            <text:p text:style-name="P9">Estado del Caso de Prueba </text:p>
          </table:table-cell>
          <table:table-cell table:style-name="Tabla17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9">Juego de Prueba:</text:p>
          </table:table-cell>
          <table:table-cell table:style-name="Tabla18.B1" table:number-columns-spanned="3" office:value-type="string">
            <text:p text:style-name="P10">CP-0006-12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9">Paso</text:p>
          </table:table-cell>
          <table:table-cell table:style-name="Tabla18.A2" office:value-type="string">
            <text:p text:style-name="P9">Descripción</text:p>
          </table:table-cell>
          <table:table-cell table:style-name="Tabla18.A2" office:value-type="string">
            <text:p text:style-name="P9">Resultado</text:p>
          </table:table-cell>
          <table:table-cell table:style-name="Tabla18.D2" office:value-type="string">
            <text:p text:style-name="P9">ID Problema</text:p>
          </table:table-cell>
        </table:table-row>
        <table:table-row table:style-name="Tabla18.1">
          <table:table-cell table:style-name="Tabla18.A2" office:value-type="string">
            <text:p text:style-name="P6">S1</text:p>
          </table:table-cell>
          <table:table-cell table:style-name="Tabla18.A2" office:value-type="string">
            <text:p text:style-name="P7">El caso inicia cuando el sistema identifica si se hicieron pagos de servici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2</text:p>
          </table:table-cell>
          <table:table-cell table:style-name="Tabla18.A2" office:value-type="string">
            <text:p text:style-name="P7">El sistema obtiene importe total a pagar, el total a pagar de servicios, y el acumulado de servici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3</text:p>
          </table:table-cell>
          <table:table-cell table:style-name="Tabla18.A2" office:value-type="string">
            <text:p text:style-name="P7">El sistema identifica que se capturo pago de Agu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6">
          <table:table-cell table:style-name="Tabla18.A2" office:value-type="string">
            <text:p text:style-name="P6">S4</text:p>
          </table:table-cell>
          <table:table-cell table:style-name="Tabla18.A2" office:value-type="string">
            <text:p text:style-name="P7">El sistema identifica que no esta activo el pago de recibos de JAPAC con referencia COPPE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E4.a</text:p>
          </table:table-cell>
          <table:table-cell table:style-name="Tabla18.A2" office:value-type="string">
            <text:p text:style-name="P7">El sistema identifica que esta activo el pago de recibos de JAPAC con referencia COPPEL. <text:s text:c="13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E4.a.1</text:p>
          </table:table-cell>
          <table:table-cell table:style-name="Tabla18.A2" office:value-type="string">
            <text:p text:style-name="P7">El sistema obtiene la clave de la empresa, el recibo, la cuenta y el dígito verificador de la referencia del recib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E4.a.2</text:p>
          </table:table-cell>
          <table:table-cell table:style-name="Tabla18.A2" office:value-type="string">
            <text:p text:style-name="P7">El flujo continua en el paso 5 del flujo básic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5</text:p>
          </table:table-cell>
          <table:table-cell table:style-name="Tabla18.A2" office:value-type="string">
            <text:p text:style-name="P7">El sistema obtiene el folio para el recibo de pago de servici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6</text:p>
          </table:table-cell>
          <table:table-cell table:style-name="Tabla18.A2" office:value-type="string">
            <text:p text:style-name="P7">El sistema calcula los totales de pagos de servici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7</text:p>
          </table:table-cell>
          <table:table-cell table:style-name="Tabla18.A2" office:value-type="string">
            <text:p text:style-name="P7">El sistema identifica que no hay mas pagos de servici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8</text:p>
          </table:table-cell>
          <table:table-cell table:style-name="Tabla18.A2" office:value-type="string">
            <text:p text:style-name="P7">El sistema manda imprimir el recibo con los pagos de servicios obtenid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9</text:p>
          </table:table-cell>
          <table:table-cell table:style-name="Tabla18.A2" office:value-type="string">
            <text:p text:style-name="P7">El sistema graba la imagen del recibo de pago de servicios. <text:s text:c="4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6">S10</text:p>
          </table:table-cell>
          <table:table-cell table:style-name="Tabla18.A2" office:value-type="string">
            <text:p text:style-name="P7">Fin del caso de us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">
          <table:table-cell table:style-name="Tabla18.A2" office:value-type="string">
            <text:p text:style-name="P9">Estado del Caso de Prueba </text:p>
          </table:table-cell>
          <table:table-cell table:style-name="Tabla18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9">Juego de Prueba:</text:p>
          </table:table-cell>
          <table:table-cell table:style-name="Tabla19.B1" table:number-columns-spanned="3" office:value-type="string">
            <text:p text:style-name="P10">CP-0006-13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9">Paso</text:p>
          </table:table-cell>
          <table:table-cell table:style-name="Tabla19.A2" office:value-type="string">
            <text:p text:style-name="P9">Descripción</text:p>
          </table:table-cell>
          <table:table-cell table:style-name="Tabla19.A2" office:value-type="string">
            <text:p text:style-name="P9">Resultado</text:p>
          </table:table-cell>
          <table:table-cell table:style-name="Tabla19.D2" office:value-type="string">
            <text:p text:style-name="P9">ID Problema</text:p>
          </table:table-cell>
        </table:table-row>
        <table:table-row table:style-name="Tabla19.1">
          <table:table-cell table:style-name="Tabla19.A2" office:value-type="string">
            <text:p text:style-name="P6">S1</text:p>
          </table:table-cell>
          <table:table-cell table:style-name="Tabla19.A2" office:value-type="string">
            <text:p text:style-name="P7">El caso inicia cuando el sistema identifica si se hicieron pagos de servici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2</text:p>
          </table:table-cell>
          <table:table-cell table:style-name="Tabla19.A2" office:value-type="string">
            <text:p text:style-name="P7">El sistema obtiene importe total a pagar, el total a pagar de servicios, y el acumulado de servici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3</text:p>
          </table:table-cell>
          <table:table-cell table:style-name="Tabla19.A2" office:value-type="string">
            <text:p text:style-name="P7">El sistema identifica que se capturo pago de Agu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6">
          <table:table-cell table:style-name="Tabla19.A2" office:value-type="string">
            <text:p text:style-name="P6">S4</text:p>
          </table:table-cell>
          <table:table-cell table:style-name="Tabla19.A2" office:value-type="string">
            <text:p text:style-name="P7">El sistema identifica que no esta activo el pago de recibos de JAPAC con referencia COPPE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5</text:p>
          </table:table-cell>
          <table:table-cell table:style-name="Tabla19.A2" office:value-type="string">
            <text:p text:style-name="P7">El sistema obtiene el folio para el recibo de pago de servici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6</text:p>
          </table:table-cell>
          <table:table-cell table:style-name="Tabla19.A2" office:value-type="string">
            <text:p text:style-name="P7">El sistema calcula los totales de pagos de servici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7</text:p>
          </table:table-cell>
          <table:table-cell table:style-name="Tabla19.A2" office:value-type="string">
            <text:p text:style-name="P7">El sistema identifica que no hay mas pagos de servici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E7.a</text:p>
          </table:table-cell>
          <table:table-cell table:style-name="Tabla19.A2" office:value-type="string">
            <text:p text:style-name="P7">El sistema identifica hay mas pagos de servicios. <text:s text:c="14"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E7.a.1</text:p>
          </table:table-cell>
          <table:table-cell table:style-name="Tabla19.A2" office:value-type="string">
            <text:p text:style-name="P7">El flujo regresa al paso 3 del flujo bá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6">S3</text:p>
          </table:table-cell>
          <table:table-cell table:style-name="Tabla19.A2" office:value-type="string">
            <text:p text:style-name="P7">El sistema identifica que se capturo pago de Agu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">
          <table:table-cell table:style-name="Tabla19.A2" office:value-type="string">
            <text:p text:style-name="P9">Estado del Caso de Prueba </text:p>
          </table:table-cell>
          <table:table-cell table:style-name="Tabla19.D2" table:number-columns-spanned="3" office:value-type="string">
            <text:p text:style-name="P11">En preparación</text:p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2.975cm"/>
    </style:style>
    <style:style style:name="Tabla4.B" style:family="table-column">
      <style:table-column-properties style:column-width="4.507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84cm"/>
    </style:style>
    <style:style style:name="Tabla4.A1.2" style:family="table-column">
      <style:table-column-properties style:column-width="3.291cm"/>
    </style:style>
    <style:style style:name="Tabla4.A1.1" style:family="table-row">
      <style:table-row-properties style:row-height="0.654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482cm" table:align="left" style:writing-mode="lr-tb"/>
    </style:style>
    <style:style style:name="Tabla6.A" style:family="table-column">
      <style:table-column-properties style:column-width="12.975cm"/>
    </style:style>
    <style:style style:name="Tabla6.B" style:family="table-column">
      <style:table-column-properties style:column-width="4.507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499cm"/>
    </style:style>
    <style:style style:name="Tabla6.A1.2" style:family="table-column">
      <style:table-column-properties style:column-width="3.477cm"/>
    </style:style>
    <style:style style:name="Tabla6.A1.1" style:family="table-row">
      <style:table-row-properties style:row-height="0.654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Formato de Diseño de Caso de Prueba <text:s/></text:p>
                  </table:table-cell>
                  <table:table-cell table:style-name="Tabla4.A1.1.1" office:value-type="string">
                    <text:p text:style-name="MP1">Ver. 20090313.1801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NuevaCapturaJAPAC - 1930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141cm" svg:y="0.168cm" svg:width="3.747cm" svg:height="0.852cm" draw:z-index="1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11</text:page-number></text:span><text:span text:style-name="MT1"> de </text:span><text:span text:style-name="MT2"><text:page-count style:num-format="1">11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Medio</text:p>
            </table:table-cell>
            <table:table-cell table:style-name="Tabla3.B2" office:value-type="string">
              <text:p text:style-name="MP5"><text:file-name text:display="name-and-extension">CP-0006-ImprimirReciboPagoServicio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0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ext:p text:style-name="Standard"/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Formato de Diseño de Caso de Prueba <text:s/></text:p>
                  </table:table-cell>
                  <table:table-cell table:style-name="Tabla6.A1.1.1" office:value-type="string">
                    <text:p text:style-name="MP1">Ver. 20090313.0635</text:p>
                  </table:table-cell>
                </table:table-row>
                <table:table-row table:style-name="Tabla6.A1.1">
                  <table:table-cell table:style-name="Tabla6.A1.1.2" table:number-columns-spanned="2" office:value-type="string">
                    <text:p text:style-name="MP1">Nombre y Folio Proyecto: NuevaCapturaJAPAC - 1930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8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11</text:page-number></text:span><text:span text:style-name="MT1"> de </text:span><text:span text:style-name="MT2"><text:page-count style:num-format="1">11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Medio</text:p>
            </table:table-cell>
            <table:table-cell table:style-name="Tabla5.B2" office:value-type="string">
              <text:p text:style-name="MP5"><text:file-name text:display="name-and-extension">CP-0006-ImprimirReciboPagoServicio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29T11:34:03</meta:creation-date>
    <dc:date>2009-08-11T12:29:16.04</dc:date>
    <meta:printed-by>Alex Coppel S.A. de C.V.</meta:printed-by>
    <meta:print-date>2009-03-13T17:53:10</meta:print-date>
    <dc:language>es-ES</dc:language>
    <meta:editing-cycles>22</meta:editing-cycles>
    <meta:editing-duration>PT01H04M41S</meta:editing-duration>
    <dc:creator>Maria Janeth Peinado Cuevas</dc:creator>
    <meta:document-statistic meta:table-count="19" meta:image-count="3" meta:object-count="0" meta:page-count="11" meta:paragraph-count="483" meta:word-count="2308" meta:character-count="13645"/>
    <meta:user-defined meta:name="Info 1"/>
    <meta:user-defined meta:name="Info 2"/>
    <meta:user-defined meta:name="Info 3"/>
    <meta:user-defined meta:name="Info 4"/>
  </office:meta>
</office:document-meta>
</file>